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26E0000012D2B1C45BB.svm" manifest:media-type=""/>
  <manifest:file-entry manifest:full-path="Pictures/20000001000003A20000012D1547C181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63D0000015F34315512.svm" manifest:media-type=""/>
  <manifest:file-entry manifest:full-path="Pictures/20000002000001FA000002076BB01719.eps" manifest:media-type=""/>
  <manifest:file-entry manifest:full-path="Pictures/2000000100000118000000D851DC808A.svm" manifest:media-type=""/>
  <manifest:file-entry manifest:full-path="Pictures/20000001000001B800000135A314587A.svm" manifest:media-type=""/>
  <manifest:file-entry manifest:full-path="Pictures/20000001000001DA00000146526BC341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2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2§display§R_{m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i_{R_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1cm" svg:height="8.306cm" svg:x="2.421cm" svg:y="0.333cm">
          <draw:image xlink:href="Pictures/20000002000001FA000002076BB01719.eps" xlink:type="simple" xlink:show="embed" xlink:actuate="onLoad">
            <text:p/>
          </draw:image>
        </draw:frame>
        <draw:frame draw:style-name="gr2" draw:text-style-name="P2" draw:layer="layout" svg:width="0.748cm" svg:height="0.725cm" svg:x="4.442cm" svg:y="5.647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4.473cm" svg:y="6.344cm">
          <draw:text-box>
            <text:p><text:span text:style-name="T1">-</text:span></text:p>
          </draw:text-box>
        </draw:frame>
        <draw:line draw:style-name="gr4" draw:text-style-name="P3" draw:layer="layout" svg:x1="8.642cm" svg:y1="5.593cm" svg:x2="7.799cm" svg:y2="5.593cm">
          <text:p/>
        </draw:line>
        <draw:frame draw:style-name="gr5" draw:text-style-name="P4" draw:layer="layout" svg:width="1.097cm" svg:height="0.911cm" svg:x="11.517cm" svg:y="3.293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5" draw:text-style-name="P4" draw:layer="layout" svg:width="1.234cm" svg:height="0.911cm" svg:x="11.448cm" svg:y="7.684cm">
          <draw:text-box>
            <text:p><text:span text:style-name="T2">(</text:span><text:span text:style-name="T3">ب</text:span><text:span text:style-name="T2">)</text:span></text:p>
          </draw:text-box>
        </draw:frame>
        <draw:line draw:style-name="gr4" draw:text-style-name="P3" draw:layer="layout" svg:x1="3.736cm" svg:y1="5.506cm" svg:x2="4.579cm" svg:y2="5.506cm">
          <text:p/>
        </draw:line>
        <draw:frame draw:style-name="gr5" draw:text-style-name="P4" draw:layer="layout" svg:width="1.234cm" svg:height="0.911cm" svg:x="2.707cm" svg:y="0.414cm">
          <draw:text-box>
            <text:p><text:span text:style-name="T2">(</text:span><text:span text:style-name="T3">پ</text:span><text:span text:style-name="T2">)</text:span></text:p>
          </draw:text-box>
        </draw:frame>
        <draw:custom-shape draw:style-name="gr6" draw:text-style-name="P1" xml:id="id2" draw:id="id2" draw:layer="layout" svg:width="2.587cm" svg:height="1.45cm" svg:x="2.156cm" svg:y="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3.744cm -0.462cm" svg:x1="1.407cm" svg:y1="4.531cm" svg:x2="2.534cm" svg:y2="4.394cm" draw:start-shape="id1" draw:start-glue-point="1" draw:end-shape="id2" draw:end-glue-point="7" svg:d="m1407 4531c139 0 116 109 363 208s764 187 764-345">
          <text:p/>
        </draw:connector>
        <draw:line draw:style-name="gr4" draw:text-style-name="P1" draw:layer="layout" svg:x1="10.352cm" svg:y1="6.15cm" svg:x2="10.352cm" svg:y2="6.855cm">
          <text:p/>
        </draw:line>
        <draw:frame draw:style-name="gr7" draw:text-style-name="P1" xml:id="id1" draw:id="id1" draw:layer="layout" svg:width="1.115cm" svg:height="0.36cm" svg:x="0.292cm" svg:y="4.351cm">
          <draw:image xlink:href="Pictures/20000001000003A20000012D1547C181.svm" xlink:type="simple" xlink:show="embed" xlink:actuate="onLoad">
            <text:p/>
          </draw:image>
        </draw:frame>
        <draw:frame draw:style-name="gr8" draw:text-style-name="P1" draw:layer="layout" svg:width="0.527cm" svg:height="0.37cm" svg:x="3.177cm" svg:y="1.968cm">
          <draw:image xlink:href="Pictures/20000001000001B800000135A314587A.svm" xlink:type="simple" xlink:show="embed" xlink:actuate="onLoad">
            <text:p/>
          </draw:image>
        </draw:frame>
        <draw:frame draw:style-name="gr9" draw:text-style-name="P1" draw:layer="layout" svg:width="0.552cm" svg:height="0.36cm" svg:x="2.793cm" svg:y="3.869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17cm" svg:height="0.355cm" svg:x="3.742cm" svg:y="3.874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745cm" svg:height="0.36cm" svg:x="4.821cm" svg:y="4.106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335cm" svg:height="0.258cm" svg:x="5.018cm" svg:y="2.743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552cm" svg:height="0.355cm" svg:x="6.371cm" svg:y="1.508cm">
          <draw:image xlink:href="Pictures/20000001000001CD00000129C4F4D402.svm" xlink:type="simple" xlink:show="embed" xlink:actuate="onLoad">
            <text:p/>
          </draw:image>
        </draw:frame>
        <draw:frame draw:style-name="gr14" draw:text-style-name="P1" draw:layer="layout" svg:width="0.557cm" svg:height="0.355cm" svg:x="7.126cm" svg:y="3.428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527cm" svg:height="0.37cm" svg:x="8.255cm" svg:y="1.841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17cm" svg:height="0.355cm" svg:x="9.31cm" svg:y="3.428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349cm" svg:height="0.258cm" svg:x="9.45cm" svg:y="1.36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7.152cm" svg:y="0.717cm">
          <draw:image xlink:href="Pictures/20000001000001CD0000012DBE74C9DE.svm" xlink:type="simple" xlink:show="embed" xlink:actuate="onLoad">
            <text:p/>
          </draw:image>
        </draw:frame>
        <draw:frame draw:style-name="gr16" draw:text-style-name="P1" draw:layer="layout" svg:width="0.739cm" svg:height="0.365cm" svg:x="10.725cm" svg:y="2.554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349cm" svg:height="0.258cm" svg:x="10.5cm" svg:y="5.642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17cm" svg:height="0.355cm" svg:x="10.377cm" svg:y="7.109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52cm" svg:height="0.36cm" svg:x="9.159cm" svg:y="7.104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527cm" svg:height="0.37cm" svg:x="9.337cm" svg:y="6.138cm">
          <draw:image xlink:href="Pictures/20000001000001B800000135A314587A.svm" xlink:type="simple" xlink:show="embed" xlink:actuate="onLoad">
            <text:p/>
          </draw:image>
        </draw:frame>
        <draw:frame draw:style-name="gr17" draw:text-style-name="P1" draw:layer="layout" svg:width="0.283cm" svg:height="0.355cm" svg:x="8.342cm" svg:y="5.052cm">
          <draw:image xlink:href="Pictures/20000001000000ED0000012970302B25.svm" xlink:type="simple" xlink:show="embed" xlink:actuate="onLoad">
            <text:p/>
          </draw:image>
        </draw:frame>
        <draw:frame draw:style-name="gr18" draw:text-style-name="P1" draw:layer="layout" svg:width="1.014cm" svg:height="0.274cm" svg:x="7.689cm" svg:y="6.581cm">
          <draw:image xlink:href="Pictures/200000010000034E000000E5D8367438.svm" xlink:type="simple" xlink:show="embed" xlink:actuate="onLoad">
            <text:p/>
          </draw:image>
        </draw:frame>
        <draw:frame draw:style-name="gr19" draw:text-style-name="P1" draw:layer="layout" svg:width="0.472cm" svg:height="0.258cm" svg:x="5.582cm" svg:y="6.225cm">
          <draw:image xlink:href="Pictures/200000010000018A000000D8A4D10E32.svm" xlink:type="simple" xlink:show="embed" xlink:actuate="onLoad">
            <text:p/>
          </draw:image>
        </draw:frame>
        <draw:frame draw:style-name="gr20" draw:text-style-name="P1" draw:layer="layout" svg:width="0.486cm" svg:height="0.258cm" svg:x="4.573cm" svg:y="6.225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278cm" svg:height="0.355cm" svg:x="3.743cm" svg:y="4.972cm">
          <draw:image xlink:href="Pictures/20000001000000E900000129D89EFC9E.svm" xlink:type="simple" xlink:show="embed" xlink:actuate="onLoad">
            <text:p/>
          </draw:image>
        </draw:frame>
        <draw:frame draw:style-name="gr13" draw:text-style-name="P1" draw:layer="layout" svg:width="0.552cm" svg:height="0.355cm" svg:x="3.709cm" svg:y="6.058cm">
          <draw:image xlink:href="Pictures/20000001000001CD00000129C4F4D402.svm" xlink:type="simple" xlink:show="embed" xlink:actuate="onLoad">
            <text:p/>
          </draw:image>
        </draw:frame>
        <draw:frame draw:style-name="gr22" draw:text-style-name="P1" draw:layer="layout" svg:width="1.596cm" svg:height="0.35cm" svg:x="5.565cm" svg:y="7.609cm">
          <draw:image xlink:href="Pictures/200000010000063D0000015F34315512.svm" xlink:type="simple" xlink:show="embed" xlink:actuate="onLoad">
            <text:p/>
          </draw:image>
        </draw:frame>
        <draw:frame draw:style-name="gr12" draw:text-style-name="P1" draw:layer="layout" svg:width="0.335cm" svg:height="0.258cm" svg:x="1.986cm" svg:y="7.134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draw:layer="layout" svg:width="0.568cm" svg:height="0.39cm" svg:x="10.491cm" svg:y="6.224cm">
          <draw:image xlink:href="Pictures/20000001000001DA00000146526BC3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9:16:12</dc:date>
    <dc:creator>kkk </dc:creator>
    <meta:editing-duration>PT7M56S</meta:editing-duration>
    <meta:editing-cycles>3</meta:editing-cycles>
    <meta:generator>LibreOffice/3.3$Linux LibreOffice_project/330m19$Build-401</meta:generator>
    <meta:document-statistic meta:object-count="37"/>
  </office:meta>
</office:document-meta>
</file>